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540000010031E7C442.jpg" manifest:media-type="image/jpeg"/>
  <manifest:file-entry manifest:full-path="Pictures/10000000000002110000018D60081096.jpg" manifest:media-type="image/jpeg"/>
  <manifest:file-entry manifest:full-path="Pictures/10000000000001540000010016AA6871.jpg" manifest:media-type="image/jpeg"/>
  <manifest:file-entry manifest:full-path="Pictures/10000000000002110000018DA10A6D97.jpg" manifest:media-type="image/jpeg"/>
  <manifest:file-entry manifest:full-path="Pictures/100000000000015400000100E3EC3CEF.jpg" manifest:media-type="image/jpeg"/>
  <manifest:file-entry manifest:full-path="Pictures/100000000000015400000100256B4582.jpg" manifest:media-type="image/jpeg"/>
  <manifest:file-entry manifest:full-path="Pictures/10000000000001540000010018E0846F.jpg" manifest:media-type="image/jpeg"/>
  <manifest:file-entry manifest:full-path="Pictures/10000000000002110000018D90CFBCBB.jpg" manifest:media-type="image/jpeg"/>
  <manifest:file-entry manifest:full-path="Pictures/10000000000001540000010012C85657.jpg" manifest:media-type="image/jpeg"/>
  <manifest:file-entry manifest:full-path="Pictures/1000000000000154000001009E93EFBD.jpg" manifest:media-type="image/jpeg"/>
  <manifest:file-entry manifest:full-path="Pictures/10000000000002110000018DFB59B17A.jpg" manifest:media-type="image/jpeg"/>
  <manifest:file-entry manifest:full-path="Pictures/100000000000015400000100ECEA1ADF.jpg" manifest:media-type="image/jpeg"/>
  <manifest:file-entry manifest:full-path="Pictures/100000000000015400000100ABD8CC3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61cm" svg:stroke-color="#000000" draw:marker-start-width="0.655cm" draw:marker-end-width="0.655cm" draw:fill="none" draw:textarea-vertical-align="middle" fo:padding-top="0.427cm" fo:padding-bottom="0.427cm" fo:padding-left="0.552cm" fo:padding-right="0.55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61cm" svg:height="6.973cm" svg:x="0cm" svg:y="0cm">
          <draw:image xlink:href="Pictures/100000000000015400000100E3EC3CEF.jpg" xlink:type="simple" xlink:show="embed" xlink:actuate="onLoad">
            <text:p/>
          </draw:image>
        </draw:frame>
        <draw:frame draw:style-name="gr1" draw:text-style-name="P1" draw:layer="layout" svg:width="9.407cm" svg:height="7.083cm" svg:x="9.261cm" svg:y="0cm">
          <draw:image xlink:href="Pictures/100000000000015400000100ABD8CC34.jpg" xlink:type="simple" xlink:show="embed" xlink:actuate="onLoad">
            <text:p/>
          </draw:image>
        </draw:frame>
        <draw:frame draw:style-name="gr1" draw:text-style-name="P1" draw:layer="layout" svg:width="9.332cm" svg:height="7.25cm" svg:x="18.668cm" svg:y="-0.04cm">
          <draw:image xlink:href="Pictures/1000000000000154000001009E93EFBD.jpg" xlink:type="simple" xlink:show="embed" xlink:actuate="onLoad">
            <text:p/>
          </draw:image>
        </draw:frame>
        <draw:frame draw:style-name="gr1" draw:text-style-name="P1" draw:layer="layout" svg:width="9.529cm" svg:height="7.175cm" svg:x="0cm" svg:y="6.973cm">
          <draw:image xlink:href="Pictures/10000000000001540000010012C85657.jpg" xlink:type="simple" xlink:show="embed" xlink:actuate="onLoad">
            <text:p/>
          </draw:image>
        </draw:frame>
        <draw:frame draw:style-name="gr1" draw:text-style-name="P1" draw:layer="layout" svg:width="9.517cm" svg:height="7.166cm" svg:x="9.261cm" svg:y="6.982cm">
          <draw:image xlink:href="Pictures/100000000000015400000100ECEA1ADF.jpg" xlink:type="simple" xlink:show="embed" xlink:actuate="onLoad">
            <text:p/>
          </draw:image>
        </draw:frame>
        <draw:frame draw:style-name="gr1" draw:text-style-name="P1" draw:layer="layout" svg:width="9.517cm" svg:height="7.166cm" svg:x="18.483cm" svg:y="6.982cm">
          <draw:image xlink:href="Pictures/10000000000001540000010018E0846F.jpg" xlink:type="simple" xlink:show="embed" xlink:actuate="onLoad">
            <text:p/>
          </draw:image>
        </draw:frame>
        <draw:frame draw:style-name="gr1" draw:text-style-name="P1" draw:layer="layout" svg:width="9.261cm" svg:height="6.973cm" svg:x="0cm" svg:y="14.148cm">
          <draw:image xlink:href="Pictures/100000000000015400000100256B4582.jpg" xlink:type="simple" xlink:show="embed" xlink:actuate="onLoad">
            <text:p/>
          </draw:image>
        </draw:frame>
        <draw:frame draw:style-name="gr1" draw:text-style-name="P1" draw:layer="layout" svg:width="9.407cm" svg:height="7.083cm" svg:x="9.261cm" svg:y="14.148cm">
          <draw:image xlink:href="Pictures/1000000000000154000001009E93EFBD.jpg" xlink:type="simple" xlink:show="embed" xlink:actuate="onLoad">
            <text:p/>
          </draw:image>
        </draw:frame>
        <draw:frame draw:style-name="gr1" draw:text-style-name="P1" draw:layer="layout" svg:width="9.394cm" svg:height="7.073cm" svg:x="18.606cm" svg:y="13.927cm">
          <draw:image xlink:href="Pictures/10000000000001540000010016AA6871.jpg" xlink:type="simple" xlink:show="embed" xlink:actuate="onLoad">
            <text:p/>
          </draw:image>
        </draw:frame>
        <draw:line draw:style-name="gr2" draw:text-style-name="P1" draw:layer="layout" svg:x1="-0.514cm" svg:y1="6.982cm" svg:x2="28.406cm" svg:y2="6.982cm">
          <text:p/>
        </draw:line>
        <draw:line draw:style-name="gr2" draw:text-style-name="P1" draw:layer="layout" svg:x1="-0.226cm" svg:y1="14.148cm" svg:x2="28.694cm" svg:y2="14.14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.083cm" svg:x="0cm" svg:y="0.001cm">
          <draw:image xlink:href="Pictures/10000000000001540000010031E7C44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999cm" svg:height="10.858cm" svg:x="14.001cm" svg:y="10.142cm">
          <draw:image xlink:href="Pictures/10000000000002110000018D60081096.jpg" xlink:type="simple" xlink:show="embed" xlink:actuate="onLoad">
            <text:p/>
          </draw:image>
        </draw:frame>
        <draw:frame draw:style-name="gr1" draw:text-style-name="P1" draw:layer="layout" svg:width="14.001cm" svg:height="10.507cm" svg:x="0cm" svg:y="-0.063cm">
          <draw:image xlink:href="Pictures/10000000000002110000018DA10A6D97.jpg" xlink:type="simple" xlink:show="embed" xlink:actuate="onLoad">
            <text:p/>
          </draw:image>
        </draw:frame>
        <draw:frame draw:style-name="gr1" draw:text-style-name="P1" draw:layer="layout" svg:width="14.174cm" svg:height="10.637cm" svg:x="14.038cm" svg:y="-0.248cm">
          <draw:image xlink:href="Pictures/10000000000002110000018DFB59B17A.jpg" xlink:type="simple" xlink:show="embed" xlink:actuate="onLoad">
            <text:p/>
          </draw:image>
        </draw:frame>
        <draw:frame draw:style-name="gr1" draw:text-style-name="P1" draw:layer="layout" svg:width="14.179cm" svg:height="10.642cm" svg:x="-0.089cm" svg:y="10.358cm">
          <draw:image xlink:href="Pictures/10000000000002110000018D90CFBCBB.jpg" xlink:type="simple" xlink:show="embed" xlink:actuate="onLoad">
            <text:p/>
          </draw:image>
        </draw:frame>
        <draw:line draw:style-name="gr2" draw:text-style-name="P1" draw:layer="layout" svg:x1="14.001cm" svg:y1="-0.063cm" svg:x2="14.001cm" svg:y2="21.082cm">
          <text:p/>
        </draw:line>
        <draw:line draw:style-name="gr2" draw:text-style-name="P1" draw:layer="layout" svg:x1="-0.294cm" svg:y1="10.142cm" svg:x2="28.59cm" svg:y2="10.142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Quintero</meta:initial-creator>
    <meta:creation-date>2012-07-29T05:04:28</meta:creation-date>
    <meta:editing-duration>PT3M16S</meta:editing-duration>
    <meta:editing-cycles>3</meta:editing-cycles>
    <dc:date>2012-07-29T05:15:31</dc:date>
    <dc:creator>Federico Quintero</dc:creator>
    <meta:generator>LibreOffice/3.5$Linux_X86_64 LibreOffice_project/350m1$Build-402</meta:generator>
    <meta:document-statistic meta:object-count="45"/>
  </office:meta>
</office:document-meta>
</file>